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Whitney" svg:font-family="Whitney, 'Helvetica Neue', Helvetica, Arial, sans-serif"/>
    <style:font-face style:name="Liberatation Serif" svg:font-family="'Liberat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173d" officeooo:paragraph-rsid="001a173d"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letter-spacing="normal" fo:font-style="normal" fo:font-weight="normal" officeooo:rsid="001a173d" officeooo:paragraph-rsid="001a173d" fo:background-color="transparent" style:font-size-asian="12pt" style:font-style-asian="normal" style:font-weight-asian="normal" style:font-size-complex="12pt"/>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8db36"/>
    </style:style>
    <style:style style:name="T5" style:family="text">
      <style:text-properties officeooo:rsid="001a173d"/>
    </style:style>
    <style:style style:name="T6" style:family="text">
      <style:text-properties officeooo:rsid="0016f6f3"/>
    </style:style>
    <style:style style:name="T7" style:family="text">
      <style:text-properties fo:color="#dcddde" loext:opacity="100%" style:font-name="Whitney" fo:font-size="12pt" officeooo:rsid="0016f6f3"/>
    </style:style>
    <style:style style:name="T8" style:family="text">
      <style:text-properties fo:color="#dcddde" loext:opacity="100%" fo:font-size="12pt" officeooo:rsid="0016f6f3"/>
    </style:style>
    <style:style style:name="T9" style:family="text">
      <style:text-properties fo:color="#dcddde" loext:opacity="100%" officeooo:rsid="0016f6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3th</text:span> of <text:span text:style-name="T5">July</text:span> 202<text:span text:style-name="T3">1</text:span> under the <text:span text:style-name="T5">56th</text:span> PA Meeting.</text:p>
      <text:p text:style-name="P1"/>
      <text:p text:style-name="P1">The Assembly, recognising the current situation,</text:p>
      <text:p text:style-name="P1"/>
      <text:p text:style-name="P5">Constitutes the need to allow <text:span text:style-name="T6">motions to be put in whenever, including in the meeting and to be discussed and voted on in the nearest or current meeting. Discussing motions often leads to new motions or ideas and its unnecessary to wait 2 weeks for them to be implemented - besides the few hours before the meeting rule doesn't do that much.</text:span></text:p>
      <text:p text:style-name="P1"/>
      <text:p text:style-name="P1">And proceeds.</text:p>
      <text:p text:style-name="P1"/>
      <text:p text:style-name="P1">Signed by,</text:p>
      <text:p text:style-name="P1">_<text:span text:style-name="T5">yoran_</text:span></text:p>
      <text:p text:style-name="P4">threebody03</text:p>
      <text:p text:style-name="P4">Emeralda_axe7</text:p>
      <text:p text:style-name="P1"/>
      <text:p text:style-name="P1"/>
      <text:p text:style-name="P1"/>
      <text:p text:style-name="Standard"><text:span text:style-name="T1">[</text:span><text:span text:style-name="T2">Motion 56-1: To allow motions to be put in whenever, including in the meeting and to be discussed and voted on in the nearest or current meeting</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Whitney" svg:font-family="Whitney, 'Helvetica Neue', Helvetica, Arial, sans-serif"/>
    <style:font-face style:name="Liberatation Serif" svg:font-family="'Liberat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7-13T22:38:51.701740720</dc:date>
    <meta:editing-duration>PT3M17S</meta:editing-duration>
    <meta:editing-cycles>6</meta:editing-cycles>
    <meta:generator>LibreOffice/7.1.4.2$Linux_X86_64 LibreOffice_project/e19c8e005a853514adc94ef87a3fca3f43994787</meta:generator>
    <meta:document-statistic meta:table-count="0" meta:image-count="0" meta:object-count="0" meta:page-count="1" meta:paragraph-count="9" meta:word-count="117" meta:character-count="673" meta:non-whitespace-character-count="565"/>
  </office:meta>
</office:document-meta>
</file>